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style:font-name="var secondary-font" fo:font-size="18pt" fo:letter-spacing="normal" fo:font-style="normal" fo:font-weight="normal" officeooo:rsid="001e0514" officeooo:paragraph-rsid="001e0514"/>
    </style:style>
    <style:style style:name="P2" style:family="paragraph" style:parent-style-name="Heading_20_1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style:font-name="var secondary-font" fo:font-size="18pt" fo:letter-spacing="normal" fo:font-style="normal" fo:font-weight="normal"/>
    </style:style>
    <style:style style:name="P3" style:family="paragraph" style:parent-style-name="Standard">
      <style:text-properties officeooo:rsid="001e0514" officeooo:paragraph-rsid="001e0514"/>
    </style:style>
    <style:style style:name="P4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style:font-name="Source Sans Pro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12cm" loext:contextual-spacing="false" style:line-height-at-least="0.873cm" fo:orphans="2" fo:widows="2" fo:padding="0cm" fo:border="none"/>
      <style:text-properties fo:font-variant="normal" fo:text-transform="none" fo:color="#333333" style:font-name="Source Sans Pro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ASO PARCIAL FE TEORÍA</text:p>
      <text:p text:style-name="P3"/>
      <text:h text:style-name="P1" text:outline-level="1">Introducción a HTML</text:h>
      <text:p text:style-name="P4">En esencia, podríamos decir que HTML es el lenguaje que nos permitirá darle estructura a nuestros sitios web. Si miramos más profundo, HTML es mucho más que eso, ya que también nos permite darle un sentido a los componentes del sitio y permitir que sistemas como los buscadores entiendan su estructura y puedan mostrar su contenido de manera inteligente.<text:line-break/><text:line-break/>Si bien sabemos que al principio te vas a marear un poco con tantos elementos diferentes, te sugerimos que trates de ver la información de cualquier sitio web como si fueran un conjunto de cajas invisibles.</text:p>
      <text:p text:style-name="P4"/>
      <text:h text:style-name="P2" text:outline-level="1">Etiquetas y Atributos</text:h>
      <text:p text:style-name="P4">Entraremos en detalle sobre la estructura de un HTML. ¡Comienza la aventura! Vamos a ver un montón de componentes a partir de este momento.</text:p>
      <text:h text:style-name="P2" text:outline-level="1">Etiquetas Semánticas</text:h>
      <text:p text:style-name="P4">Cuando realizamos nuestro código es muy importante que desde las etiquetas empecemos a poner un orden semántico. El objetivo es que a través de las mismas, y a simple vista, podamos identificar un encabezado, la sección principal del sitio, distintas secciones, artículos, cuál es el pie de página o una barra de navegación.<text:line-break/>Además, es importante que los usuarios entren al mismo y lo conozcan, ya sea a través de una búsqueda o publicidad. Entonces, nos preguntamos: ¿cómo podemos hacer que nuestro sitio se posicione mejor cuando se realizan búsquedas? ¿Esto tiene algo que ver con el SEO (Search Engine Optimization, en español: optimización para motores de búsqueda)?</text:p>
      <text:h text:style-name="P2" text:outline-level="1">Elementos de línea y de bloque</text:h>
      <text:p text:style-name="P4">Si bien hay muchos elementos en las páginas web, estos se pueden agrupar en los siguientes grupos:</text:p>
      <text:list xml:id="list1273990578" text:style-name="L1">
        <text:list-item>
          <text:p text:style-name="P5">Elementos en línea</text:p>
        </text:list-item>
        <text:list-item>
          <text:p text:style-name="P5">Elementos de bloque</text:p>
        </text:list-item>
        <text:list-item>
          <text:p text:style-name="P5">Elementos de semi-bloque</text:p>
        </text:list-item>
        <text:list-item>
          <text:p text:style-name="P5">Elementos ocultos</text:p>
        </text:list-item>
      </text:list>
      <text:p text:style-name="P4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1T20:19:33.835000000</meta:creation-date>
    <dc:date>2021-04-11T21:50:41.397000000</dc:date>
    <meta:editing-duration>PT1H16M38S</meta:editing-duration>
    <meta:editing-cycles>1</meta:editing-cycles>
    <meta:document-statistic meta:table-count="0" meta:image-count="0" meta:object-count="0" meta:page-count="2" meta:paragraph-count="13" meta:word-count="277" meta:character-count="1666" meta:non-whitespace-character-count="1405"/>
    <meta:generator>LibreOffice/6.4.2.2$Windows_X86_64 LibreOffice_project/4e471d8c02c9c90f512f7f9ead8875b57fcb1ec3</meta:generator>
  </office:meta>
</office:document-meta>
</file>